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122.06pt"/>
    </style:style>
    <style:style style:name="co63" style:family="table-column">
      <style:table-column-properties fo:break-before="auto" style:column-width="120.84pt"/>
    </style:style>
    <style:style style:name="co64" style:family="table-column">
      <style:table-column-properties fo:break-before="auto" style:column-width="145.76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34.95pt" fo:break-before="auto" style:use-optimal-row-height="true"/>
    </style:style>
    <style:style style:name="ro8" style:family="table-row">
      <style:table-row-properties style:row-height="59.3pt" fo:break-before="auto" style:use-optimal-row-height="true"/>
    </style:style>
    <style:style style:name="ro9" style:family="table-row">
      <style:table-row-properties style:row-height="47.71pt" fo:break-before="auto" style:use-optimal-row-height="true"/>
    </style:style>
    <style:style style:name="ro10" style:family="table-row">
      <style:table-row-properties style:row-height="46.2pt" fo:break-before="auto" style:use-optimal-row-height="true"/>
    </style:style>
    <style:style style:name="ro11" style:family="table-row">
      <style:table-row-properties style:row-height="46.26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ce29"/>
        <table:table-column table:style-name="co53" table:default-cell-style-name="ce21"/>
        <table:table-column table:style-name="co54" table:default-cell-style-name="Default"/>
        <table:table-column table:style-name="co55" table:default-cell-style-name="ce21"/>
        <table:table-column table:style-name="co56" table:default-cell-style-name="ce21"/>
        <table:table-column table:style-name="co57" table:default-cell-style-name="Default"/>
        <table:table-column table:style-name="co58" table:default-cell-style-name="ce18"/>
        <table:table-column table:style-name="co59" table:default-cell-style-name="Default"/>
        <table:table-column table:style-name="co60" table:default-cell-style-name="ce18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 no divider.</text:p>
            <text:p>2-lane and 4-lane exit streets.</text:p>
          </table:table-cell>
          <table:table-cell table:style-name="ce54"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4];[.F4];[.H4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4:.V4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5];[.F5];[.H5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5:.V5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6];[.F6];[.H6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7];[.F7];[.H7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7:.V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8];[.F8];[.H8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8:.V8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37"/>
          <table:table-cell table:style-name="ce29"/>
          <table:table-cell table:number-columns-repeated="7"/>
          <table:table-cell table:style-name="ce21"/>
          <table:table-cell table:number-columns-repeated="4"/>
          <table:table-cell table:style-name="ce21"/>
          <table:table-cell table:style-name="Default"/>
          <table:table-cell table:number-columns-repeated="4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85" calcext:value-type="float">
            <text:p>28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9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table:style-name="ce54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U14:.V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61" calcext:value-type="float">
            <text:p>361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9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76" calcext:value-type="float">
            <text:p>276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U16:.V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.5" calcext:value-type="float">
            <text:p>3.5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64" calcext:value-type="float">
            <text:p>26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U17:.V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table:style-name="ce43" office:value-type="float" office:value="2002" calcext:value-type="float">
            <text:p>200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3" office:value-type="float" office:value="2016" calcext:value-type="float">
            <text:p>2016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table:style-name="ce43" office:value-type="float" office:value="2014" calcext:value-type="float">
            <text:p>2014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3" office:value-type="float" office:value="2017" calcext:value-type="float">
            <text:p>2017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3:.V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3" office:value-type="float" office:value="2018" calcext:value-type="float">
            <text:p>2018</text:p>
          </table:table-cell>
          <table:table-cell table:style-name="ce50"/>
          <table:table-cell table:style-name="ce50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21"/>
          <table:table-cell table:number-columns-repeated="2"/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21"/>
          <table:table-cell table:number-columns-repeated="2"/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2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1" table:number-columns-repeated="3"/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21"/>
          <table:table-cell table:number-columns-repeated="2"/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30:.V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21"/>
          <table:table-cell table:number-columns-repeated="2"/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1:.V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 table:number-columns-repeated="4"/>
          <table:table-cell/>
          <table:table-cell table:style-name="Default"/>
          <table:table-cell table:number-columns-repeated="6"/>
        </table:table-row>
        <table:table-row table:style-name="ro13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53" table:number-columns-repeated="3"/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53" table:number-columns-repeated="3"/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53" table:number-columns-repeated="3"/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6:.V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8:47:19.867534372</dc:date>
    <meta:editing-duration>P15DT7H52M</meta:editing-duration>
    <meta:editing-cycles>236</meta:editing-cycles>
    <meta:generator>LibreOffice/5.1.6.2$Linux_X86_64 LibreOffice_project/10m0$Build-2</meta:generator>
    <meta:document-statistic meta:table-count="5" meta:cell-count="4487" meta:object-count="0"/>
  </office:meta>
</office:document-meta>
</file>